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5b0" officeooo:paragraph-rsid="000995b0"/>
    </style:style>
    <style:style style:name="P2" style:family="paragraph" style:parent-style-name="Standard">
      <style:text-properties officeooo:paragraph-rsid="000995b0"/>
    </style:style>
    <style:style style:name="P3" style:family="paragraph" style:parent-style-name="Preformatted_20_Text">
      <loext:graphic-properties draw:fill="solid" draw:fill-color="#eff0f1" draw:opacity="100%"/>
      <style:paragraph-properties fo:margin-top="0cm" fo:margin-bottom="0cm" style:contextual-spacing="false" fo:text-align="start" style:justify-single-word="false" fo:orphans="2" fo:widows="2" fo:background-color="#eff0f1" fo:padding="0cm" fo:border="none"/>
    </style:style>
    <style:style style:name="P4" style:family="paragraph" style:parent-style-name="Standard">
      <style:text-properties officeooo:rsid="000995b0" officeooo:paragraph-rsid="000995b0"/>
    </style:style>
    <style:style style:name="T1" style:family="text">
      <style:text-properties fo:font-variant="normal" fo:text-transform="none" fo:color="#242729" loext:opacity="100%" style:font-name="Consolas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officeooo:rsid="000af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Entpacken--</text:p>
      <text:p text:style-name="P2"><text:span text:style-name="Source_20_Text"><text:span text:style-name="T1">tar xf archive.tar.xz</text:span></text:span></text:p>
      <text:p text:style-name="P3"><text:span text:style-name="Source_20_Text"><text:span text:style-name="T1">tar xf archive.tar.gz</text:span></text:span></text:p>
      <text:p text:style-name="P3"><text:span text:style-name="Source_20_Text"><text:span text:style-name="T1">tar xf archive.tar</text:span></text:span></text:p>
      <text:p text:style-name="P1"/>
      <text:p text:style-name="P1">→ <text:span text:style-name="T2">Mit tar werden Dateien archiviert und können während des Archivierens mit gzip oder</text:span></text:p>
      <text:p text:style-name="P1"><text:tab/><text:span text:style-name="T2">bzip2 komprimiert werden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01T07:45:05.812207410</meta:creation-date>
    <dc:date>2021-10-12T15:19:02.099724187</dc:date>
    <meta:editing-duration>PT3M26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1" meta:paragraph-count="6" meta:word-count="28" meta:character-count="184" meta:non-whitespace-character-count="162"/>
  </office:meta>
</office:document-meta>
</file>